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9c1" officeooo:paragraph-rsid="001689c1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89c1" officeooo:paragraph-rsid="001689c1" style:font-weight-asian="bold" style:font-weight-complex="bold"/>
    </style:style>
    <style:style style:name="P3" style:family="paragraph" style:parent-style-name="Standard">
      <style:text-properties officeooo:paragraph-rsid="0017ad54"/>
    </style:style>
    <style:style style:name="P4" style:family="paragraph" style:parent-style-name="Standard">
      <style:text-properties officeooo:rsid="001a5fbf" officeooo:paragraph-rsid="001a5fbf"/>
    </style:style>
    <style:style style:name="P5" style:family="paragraph" style:parent-style-name="Standard">
      <style:text-properties officeooo:rsid="001c7453" officeooo:paragraph-rsid="001c7453"/>
    </style:style>
    <style:style style:name="P6" style:family="paragraph" style:parent-style-name="Standard">
      <style:text-properties officeooo:rsid="001ec7de" officeooo:paragraph-rsid="001ec7de"/>
    </style:style>
    <style:style style:name="P7" style:family="paragraph" style:parent-style-name="Preformatted_20_Text">
      <style:text-properties officeooo:paragraph-rsid="0017ad54"/>
    </style:style>
    <style:style style:name="P8" style:family="paragraph" style:parent-style-name="Preformatted_20_Text">
      <style:text-properties officeooo:rsid="001a5fbf" officeooo:paragraph-rsid="001a5fbf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officeooo:rsid="0017ad54"/>
    </style:style>
    <style:style style:name="T3" style:family="text">
      <style:text-properties fo:language="pt" fo:country="PT"/>
    </style:style>
    <style:style style:name="T4" style:family="text">
      <style:text-properties fo:language="pt" fo:country="PT" officeooo:rsid="0017ad54"/>
    </style:style>
    <style:style style:name="T5" style:family="text">
      <style:text-properties fo:language="pt" fo:country="PT" officeooo:rsid="001927c2"/>
    </style:style>
    <style:style style:name="T6" style:family="text">
      <style:text-properties fo:language="pt" fo:country="PT" officeooo:rsid="001c7453"/>
    </style:style>
    <style:style style:name="T7" style:family="text">
      <style:text-properties officeooo:rsid="001c74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haviors no CakePHP 3</text:p>
      <text:p text:style-name="P1"/>
      <text:p text:style-name="P1"/>
      <text:p text:style-name="P1"><text:span text:style-name="Teletype">Cake\ORM\Table::addBehavior</text:span><text:span text:style-name="T1">(</text:span><text:span text:style-name="Emphasis">$name</text:span>, <text:span text:style-name="Emphasis">array $options =</text:span>[]<text:span text:style-name="T1">)</text:span> </text:p>
      <text:p text:style-name="P1"/>
      <text:p text:style-name="P3"><text:span text:style-name="T2">Behaviors </text:span><text:span text:style-name="T3">fornece</text:span><text:span text:style-name="T4">m</text:span><text:span text:style-name="T3"> uma maneira fácil para criar peças </text:span><text:span text:style-name="T4">de lógica </text:span><text:span text:style-name="T3">reutilizáveis horizontal <text:s/>relacionados às classes </text:span><text:span text:style-name="T4">Table</text:span><text:span text:style-name="T3">. Você pode estar se perguntando por que </text:span><text:span text:style-name="T4">behaviors/</text:span><text:span text:style-name="T3">comportamentos são classes regulares e não </text:span><text:span text:style-name="T4">traits/</text:span><text:span text:style-name="T3">características. A principal razão para isso </text:span><text:span text:style-name="T4">são os eventos de</text:span><text:span text:style-name="T3"> ouvintes/</text:span><text:span text:style-name="T4">listeners</text:span><text:span text:style-name="T3">. Enquanto tra</text:span><text:span text:style-name="T4">its</text:span><text:span text:style-name="T3"> permitiria</text:span><text:span text:style-name="T4">m</text:span><text:span text:style-name="T3"> peças reutilizáveis de lógica, que iria</text:span><text:span text:style-name="T4">m</text:span><text:span text:style-name="T3"> complicar eventos de ligação/</text:span><text:span text:style-name="T4">bindings</text:span><text:span text:style-name="T3">.</text:span></text:p>
      <text:p text:style-name="P3"><text:span text:style-name="T3"/></text:p>
      <text:p text:style-name="P3"><text:bookmark text:name="result_box"/><text:span text:style-name="T3">Para adicionar um comportamento/</text:span><text:span text:style-name="T5">behavior</text:span><text:span text:style-name="T3"> </text:span><text:span text:style-name="T5">para</text:span><text:span text:style-name="T3"> sua tabela você pode chamar o método addBehavior(). Geralmente o melhor lugar para fazer isso é no método initialize(): </text:span></text:p>
      <text:p text:style-name="P3"><text:span text:style-name="T3"/></text:p>
      <text:p text:style-name="P7"><text:span text:style-name="T3">namespace App\Model\Table;</text:span></text:p>
      <text:p text:style-name="Preformatted_20_Text"/>
      <text:p text:style-name="Preformatted_20_Text">use Cake\ORM\Table;</text:p>
      <text:p text:style-name="Preformatted_20_Text"/>
      <text:p text:style-name="Preformatted_20_Text">class ArticlesTable extends Table</text:p>
      <text:p text:style-name="Preformatted_20_Text">{</text:p>
      <text:p text:style-name="Preformatted_20_Text"><text:s text:c="4"/>public function initialize(array $config)</text:p>
      <text:p text:style-name="Preformatted_20_Text"><text:s text:c="4"/>{</text:p>
      <text:p text:style-name="Preformatted_20_Text"><text:s text:c="8"/>$this-&gt;addBehavior('Timestamp');</text:p>
      <text:p text:style-name="Preformatted_20_Text"><text:s text:c="4"/>}</text:p>
      <text:p text:style-name="P9">}</text:p>
      <text:p text:style-name="P4"><text:span text:style-name="T3">Assim como em associações, você pode usar a sintaxe de plugins e oferecer adicinias opções de configuração:</text:span></text:p>
      <text:p text:style-name="P4"><text:a xlink:type="simple" xlink:href="http://book.cakephp.org/3.0/en/appendices/glossary.html#term-plugin-syntax" text:style-name="Internet_20_link" text:visited-style-name="Visited_20_Internet_20_Link"><text:span text:style-name="T3">http://book.cakephp.org/3.0/en/appendices/glossary.html#term-plugin-syntax</text:span></text:a></text:p>
      <text:p text:style-name="P4"><text:span text:style-name="T3"/></text:p>
      <text:p text:style-name="P8"><text:span text:style-name="T3">namespace App\Model\Table;</text:span></text:p>
      <text:p text:style-name="Preformatted_20_Text"/>
      <text:p text:style-name="Preformatted_20_Text">use Cake\ORM\Table;</text:p>
      <text:p text:style-name="Preformatted_20_Text"/>
      <text:p text:style-name="Preformatted_20_Text">class ArticlesTable extends Table</text:p>
      <text:p text:style-name="Preformatted_20_Text">{</text:p>
      <text:p text:style-name="Preformatted_20_Text"><text:s text:c="4"/>public function initialize(array $config)</text:p>
      <text:p text:style-name="Preformatted_20_Text"><text:s text:c="4"/>{</text:p>
      <text:p text:style-name="Preformatted_20_Text"><text:s text:c="8"/>$this-&gt;addBehavior('Timestamp', [</text:p>
      <text:p text:style-name="Preformatted_20_Text"><text:s text:c="12"/>'events' =&gt; [</text:p>
      <text:p text:style-name="Preformatted_20_Text"><text:s text:c="16"/>'Model.beforeSave' =&gt; [</text:p>
      <text:p text:style-name="Preformatted_20_Text"><text:s text:c="20"/>'created_at' =&gt; 'new',</text:p>
      <text:p text:style-name="Preformatted_20_Text"><text:s text:c="20"/>'modified_at' =&gt; 'always'</text:p>
      <text:p text:style-name="Preformatted_20_Text"><text:s text:c="16"/>]</text:p>
      <text:p text:style-name="Preformatted_20_Text"><text:s text:c="12"/>]</text:p>
      <text:p text:style-name="Preformatted_20_Text"><text:s text:c="8"/>]);</text:p>
      <text:p text:style-name="Preformatted_20_Text"><text:s text:c="4"/>}</text:p>
      <text:p text:style-name="P9">}</text:p>
      <text:p text:style-name="P4"><text:bookmark text:name="result_box1"/><text:span text:style-name="T3">Você pode descobrir mais sobre os comportamentos/</text:span><text:span text:style-name="T6">behaviors</text:span><text:span text:style-name="T3">, incluindo os comportamentos/</text:span><text:span text:style-name="T6">behaviors</text:span><text:span text:style-name="T3"> fornecidos p</text:span><text:span text:style-name="T6">elo</text:span><text:span text:style-name="T3"> CakePHP no capítulo sobre</text:span> <text:span text:style-name="T7">Behaviors:</text:span></text:p>
      <text:p text:style-name="P5"><text:a xlink:type="simple" xlink:href="http://book.cakephp.org/3.0/en/orm/behaviors.html" text:style-name="Internet_20_link" text:visited-style-name="Visited_20_Internet_20_Link">http://book.cakephp.org/3.0/en/orm/behaviors.html</text:a></text:p>
      <text:p text:style-name="P5"/>
      <text:p text:style-name="P6">Mais:</text:p>
      <text:p text:style-name="P6"><text:a xlink:type="simple" xlink:href="http://book.cakephp.org/3.0/en/orm/table-objects.html" text:style-name="Internet_20_link" text:visited-style-name="Visited_20_Internet_20_Link">http://book.cakephp.org/3.0/en/orm/table-objects.html</text:a> </text:p>
      <text:p text:style-name="P4"/>
      <text:p text:style-name="P3"><text:span text:style-name="T3"/></text:p>
      <text:p text:style-name="P3"><text:soft-page-break/><text:span text:style-name="T3"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4:22:13.913000000</meta:creation-date>
    <dc:date>2016-05-12T15:21:02.730000000</dc:date>
    <meta:editing-duration>PT58M45S</meta:editing-duration>
    <meta:editing-cycles>8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36" meta:word-count="173" meta:character-count="1636" meta:non-whitespace-character-count="1349"/>
  </office:meta>
</office:document-meta>
</file>